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5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6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6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6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6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6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6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6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7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6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7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6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6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7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6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6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6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6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6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6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6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6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6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6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6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6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6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7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6" table:visibility="filter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6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6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6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6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6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6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6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6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6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6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6" table:visibility="filter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6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6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6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6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7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7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6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6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Raphael</text:p>
          </table:table-cell>
          <table:table-cell/>
          <table:table-cell office:value-type="string" calcext:value-type="string">
            <text:p>Homer und der Revolver</text:p>
          </table:table-cell>
        </table:table-row>
        <table:table-row table:style-name="ro7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6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6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6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6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6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6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5" table:visibility="filter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5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4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4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5" table:number-rows-repeated="1048071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5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5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5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5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5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5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5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5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5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5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5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5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5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5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5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5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5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5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5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5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5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5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5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5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5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5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4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4">
          <table:table-cell office:value-type="string" calcext:value-type="string">
            <text:p>Maggie mahlt mit rechts</text:p>
          </table:table-cell>
          <table:table-cell office:value-type="string" calcext:value-type="string">
            <text:p>Silly Simpsony</text:p>
          </table:table-cell>
        </table:table-row>
      </table:table>
      <table:named-expressions/>
      <table:database-ranges>
        <table:database-range table:name="__Anonymous_Sheet_DB__0" table:target-range-address="Schreibhand.A1:Schreibhand.C496" table:display-filter-buttons="true">
          <table:filter>
            <table:filter-or>
              <table:filter-condition table:field-number="0" table:value="Skinner" table:operator="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.00.0000</text:date>, <text:time style:data-style-name="N2" text:time-value="10:16:38.04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6-09-16T14:57:30</meta:creation-date>
    <dc:creator>Markus Flingelli</dc:creator>
    <dc:date>2014-10-26T10:17:06.264000000</dc:date>
    <meta:editing-cycles>271</meta:editing-cycles>
    <meta:editing-duration>PT14H23M25S</meta:editing-duration>
    <meta:document-statistic meta:table-count="2" meta:cell-count="1164" meta:object-count="0"/>
    <meta:user-defined meta:name="Info 1"/>
    <meta:user-defined meta:name="Info 2"/>
    <meta:user-defined meta:name="Info 3"/>
    <meta:user-defined meta:name="Info 4"/>
  </office:meta>
</office:document-meta>
</file>